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22cm" fo:min-width="4.4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0.722cm" fo:min-width="4.4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22cm" fo:min-width="3.4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1.722cm" fo:min-width="3.4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0.722cm" fo:min-width="3.47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2.722cm" fo:min-width="3.472cm" fo:padding-top="0.139cm" fo:padding-bottom="0.139cm" fo:padding-left="0.264cm" fo:padding-right="0.264cm"/>
    </style:style>
    <style:style style:name="gr7" style:family="graphic" style:parent-style-name="standard" style:list-style-name="L1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2.722cm" fo:min-width="4.472cm" fo:padding-top="0.139cm" fo:padding-bottom="0.139cm" fo:padding-left="0.264cm" fo:padding-right="0.264cm"/>
    </style:style>
    <style:style style:name="gr8" style:family="graphic" style:parent-style-name="standard" style:list-style-name="L1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0.722cm" fo:min-width="4.472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22cm" fo:min-width="6.472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2.722cm" fo:min-width="6.472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1.722cm" fo:min-width="4.472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4.722cm" fo:min-width="4.472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MathJax_Typewri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style:font-name="MathJax_Typewriter" fo:font-size="11pt" style:font-size-asian="11pt" style:font-size-complex="11pt"/>
    </style:style>
    <style:style style:name="P5" style:family="paragraph">
      <loext:graphic-properties draw:fill="none"/>
      <style:paragraph-properties fo:text-align="start"/>
      <style:text-properties style:font-name="MathJax_Typewriter" fo:font-size="12pt"/>
    </style:style>
    <style:style style:name="P6" style:family="paragraph">
      <loext:graphic-properties draw:fill="none"/>
      <style:paragraph-properties fo:text-align="start"/>
      <style:text-properties style:font-name="MathJax_Typewriter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MathJax_Typewriter"/>
    </style:style>
    <style:style style:name="T1" style:family="text">
      <style:text-properties style:font-name="MathJax_Typewriter"/>
    </style:style>
    <style:style style:name="T2" style:family="text">
      <style:text-properties style:font-name="MathJax_Typewriter" fo:font-size="11pt" style:font-size-asian="11pt" style:font-size-complex="11pt"/>
    </style:style>
    <style:style style:name="T3" style:family="text">
      <style:text-properties style:font-name="MathJax_Typewriter" fo:font-size="11pt" style:font-size-asian="16pt" style:font-size-complex="16pt"/>
    </style:style>
    <style:style style:name="T4" style:family="text">
      <style:text-properties style:font-name="MathJax_Typewriter"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style:font-name="MathJax_Typewriter" fo:font-size="11pt" style:text-underline-style="none" style:font-size-asian="11pt" style:font-size-complex="11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MathJax_Typewriter" fo:font-size="11pt" fo:font-style="normal" fo:text-shadow="none" style:text-underline-style="none" fo:font-weight="normal" style:letter-kerning="true" style:font-name-asian="WenQuanYi Micro Hei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MathJax_Typewriter" fo:font-size="11pt" fo:font-style="normal" fo:text-shadow="none" style:text-underline-style="solid" style:text-underline-width="auto" style:text-underline-color="font-color" fo:font-weight="normal" style:letter-kerning="true" style:font-name-asian="WenQuanYi Micro Hei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5cm" svg:height="1cm" svg:x="1cm" svg:y="3cm">
            <text:p text:style-name="P1"><text:span text:style-name="T1">Big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cm" svg:height="1cm" svg:x="1cm" svg:y="4cm">
            <text:p text:style-name="P3"><text:span text:style-name="T2">+impl: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5" draw:layer="layout" svg:width="5cm" svg:height="1cm" svg:x="1cm" svg:y="5cm">
            <text:p text:style-name="P3"><text:span text:style-name="T3">+process_bind_param()</text:span></text:p>
            <text:p text:style-name="P3"><text:span text:style-name="T3">+process_result_valu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yout" svg:width="4cm" svg:height="1cm" svg:x="8.6cm" svg:y="3cm">
            <text:p text:style-name="P1"><text:span text:style-name="T1">Produc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cm" svg:height="2cm" svg:x="8.6cm" svg:y="4cm">
            <text:p text:style-name="P3"><text:span text:style-name="T2">+__tablename__:?</text:span></text:p>
            <text:p text:style-name="P3"><text:span text:style-name="T2">+uid:?</text:span></text:p>
            <text:p text:style-name="P3"><text:span text:style-name="T2">+name:?</text:span></text:p>
            <text:p text:style-name="P3"><text:span text:style-name="T2">+articles:?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4cm" svg:height="1cm" svg:x="8.6cm" svg:y="6cm">
            <text:p text:style-name="P3"><text:span text:style-name="T2">+__init__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4cm" svg:height="1cm" svg:x="8.6cm" svg:y="8cm">
            <text:p text:style-name="P1"><text:span text:style-name="T1">Articl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4cm" svg:height="3cm" svg:x="8.6cm" svg:y="9cm">
            <text:p text:style-name="P3"><text:span text:style-name="T2">+__tablename__:?</text:span></text:p>
            <text:p text:style-name="P3"><text:span text:style-name="T2">+uid:?</text:span></text:p>
            <text:p text:style-name="P3"><text:span text:style-name="T2">+name:?</text:span></text:p>
            <text:p text:style-name="P3"><text:span text:style-name="T2">+producer_id:?</text:span></text:p>
            <text:p text:style-name="P3"><text:span text:style-name="T2">+last_price:?</text:span></text:p>
            <text:p text:style-name="P3"><text:span text:style-name="T2">+devices:?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4cm" svg:height="1cm" svg:x="8.6cm" svg:y="12cm">
            <text:p text:style-name="P3"><text:span text:style-name="T2">+__init__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5cm" svg:height="1cm" svg:x="1cm" svg:y="8cm">
            <text:p text:style-name="P1"><text:span text:style-name="T1">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5cm" svg:height="3cm" svg:x="1cm" svg:y="9cm">
            <text:p text:style-name="P7"><text:span text:style-name="T2">+__tablename__:?</text:span></text:p>
            <text:p text:style-name="P7"><text:span text:style-name="T2">+uid:?</text:span></text:p>
            <text:p text:style-name="P7"><text:span text:style-name="T2">+article_uid:?</text:span></text:p>
            <text:p text:style-name="P7"><text:span text:style-name="T2">+name:?</text:span></text:p>
            <text:p text:style-name="P7"><text:span text:style-name="T2">+code:?</text:span></text:p>
            <text:p text:style-name="P3"><text:span text:style-name="T2">+location_uid:?</text:span></text:p>
            <text:p text:style-name="P3"><text:span text:style-name="T2">+responsibilities: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5cm" svg:height="1cm" svg:x="1cm" svg:y="12cm">
            <text:p text:style-name="P7"><text:span text:style-name="T2">+__init__()</text:span></text:p>
            <text:p text:style-name="P7"><text:span text:style-name="T2">+__str__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2" draw:layer="layout" svg:width="7cm" svg:height="1cm" svg:x="7cm" svg:y="14cm">
            <text:p text:style-name="P1"><text:span text:style-name="T1">PhoneNumbe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7cm" svg:height="3cm" svg:x="7cm" svg:y="15cm">
            <text:p text:style-name="P3"><text:span text:style-name="T2">+__tablename__:?</text:span></text:p>
            <text:p text:style-name="P3"><text:span text:style-name="T2">+user_uid:?</text:span></text:p>
            <text:p text:style-name="P3"><text:span text:style-name="T2">+raw_string:?</text:span></text:p>
            <text:p text:style-name="P3"><text:span text:style-name="T2">+country_code:?</text:span></text:p>
            <text:p text:style-name="P3"><text:span text:style-name="T2">+area_code:?</text:span></text:p>
            <text:p text:style-name="P3"><text:span text:style-name="T2">+subscriber_number:?</text:span></text:p>
            <text:p text:style-name="P3"><text:span text:style-name="T2">+extension:?</text:span></text:p>
            <text:p text:style-name="P3"><text:span text:style-name="T2">+pattern:?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7cm" svg:height="3cm" svg:x="7cm" svg:y="18cm">
            <text:p text:style-name="P3"><text:span text:style-name="T2">+__init__()</text:span></text:p>
            <text:p text:style-name="P3"><text:span text:style-name="T4">+_whitespacekiller()</text:span></text:p>
            <text:p text:style-name="P3"><text:span text:style-name="T5">+_extract_country_code()</text:span></text:p>
            <text:p text:style-name="P3"><text:span text:style-name="T5">+_extract_area_code()</text:span></text:p>
            <text:p text:style-name="P3"><text:span text:style-name="T5">+_extract_subscriber_number()</text:span></text:p>
            <text:p text:style-name="P3"><text:span text:style-name="T5">+_extract_extension()</text:span></text:p>
            <text:p text:style-name="P3"><text:span text:style-name="T5">+__str__()</text:span></text:p>
            <text:p text:style-name="P3"><text:span text:style-name="T5">+__format__()</text:span></text:p>
            <text:p text:style-name="P3"><text:span text:style-name="T4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5cm" svg:height="1cm" svg:x="15cm" svg:y="3cm">
            <text:p text:style-name="P1"><text:span text:style-name="T1">Lo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5cm" svg:height="2cm" svg:x="15cm" svg:y="4cm">
            <text:p text:style-name="P3"><text:span text:style-name="T2">+__tablename__:?</text:span></text:p>
            <text:p text:style-name="P3"><text:span text:style-name="T2">+uid:?</text:span></text:p>
            <text:p text:style-name="P3"><text:span text:style-name="T2">+name:?</text:span></text:p>
            <text:p text:style-name="P3"><text:span text:style-name="T2">+devices:?</text:span></text:p>
            <text:p text:style-name="P3"><text:span text:style-name="T2">+responsibilities: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draw:layer="layout" svg:width="5cm" svg:height="1cm" svg:x="15cm" svg:y="6cm">
            <text:p text:style-name="P3"><text:span text:style-name="T2">+__init__()</text:span></text:p>
            <text:p text:style-name="P3"><text:span text:style-name="T2">+__str__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5cm" svg:height="1cm" svg:x="15cm" svg:y="13cm">
            <text:p text:style-name="P1"><text:span text:style-name="T1">Us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5cm" svg:height="5cm" svg:x="15cm" svg:y="14cm">
            <text:p text:style-name="P3"><text:span text:style-name="T2">+__tablename__:?</text:span></text:p>
            <text:p text:style-name="P3"><text:span text:style-name="T2">+uid:?</text:span></text:p>
            <text:p text:style-name="P7"><text:span text:style-name="T2">+e_mail:?</text:span></text:p>
            <text:p text:style-name="P7"><text:span text:style-name="T6">+password:?</text:span></text:p>
            <text:p text:style-name="P7"><text:span text:style-name="T6">+salt:?</text:span></text:p>
            <text:p text:style-name="P7"><text:span text:style-name="T6">+name:?</text:span></text:p>
            <text:p text:style-name="P3"><text:span text:style-name="T2">+surname:?</text:span></text:p>
            <text:p text:style-name="P7"><text:span text:style-name="T2">+is_admin:?</text:span></text:p>
            <text:p text:style-name="P7"><text:span text:style-name="T2">+location_uid:?</text:span></text:p>
            <text:p text:style-name="P7"><text:span text:style-name="T6">+location:?</text:span></text:p>
            <text:p text:style-name="P7"><text:span text:style-name="T6">+responsibilities:?</text:span></text:p>
            <text:p text:style-name="P3"><text:span text:style-name="T2">+phonenumber: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5cm" svg:height="2cm" svg:x="15cm" svg:y="19cm">
            <text:p text:style-name="P3"><text:span text:style-name="T6">+__init__()</text:span></text:p>
            <text:p text:style-name="P3"><text:span text:style-name="T7">+new_salt()</text:span></text:p>
            <text:p text:style-name="P3"><text:span text:style-name="T2">+hash()</text:span></text:p>
            <text:p text:style-name="P3"><text:span text:style-name="T2">+__str__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5cm" svg:height="1cm" svg:x="1cm" svg:y="17cm">
            <text:p text:style-name="P1"><text:span text:style-name="T1">Responsibility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5cm" svg:height="2cm" svg:x="1cm" svg:y="18cm">
            <text:p text:style-name="P3"><text:span text:style-name="T2">+__tablename__:?</text:span></text:p>
            <text:p text:style-name="P3"><text:span text:style-name="T2">+device_uid:?</text:span></text:p>
            <text:p text:style-name="P3"><text:span text:style-name="T2">+user_uid:?</text:span></text:p>
            <text:p text:style-name="P3"><text:span text:style-name="T2">+location_uid:?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5cm" svg:height="1cm" svg:x="1cm" svg:y="20cm">
            <text:p text:style-name="P3"><text:span text:style-name="T2">+__init__()</text:span></text:p>
            <text:p text:style-name="P3"><text:span text:style-name="T2">+__str__(self)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0T19:32:24.720218360</meta:creation-date>
    <meta:generator>LibreOffice/6.0.7.3$Linux_X86_64 LibreOffice_project/00m0$Build-3</meta:generator>
    <dc:date>2018-12-23T23:55:52.631891973</dc:date>
    <meta:editing-duration>PT28M21S</meta:editing-duration>
    <meta:editing-cycles>9</meta:editing-cycles>
    <meta:document-statistic meta:object-count="32"/>
  </office:meta>
</office:document-meta>
</file>